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0pt" fo:font-weight="bold" officeooo:rsid="001909a0" officeooo:paragraph-rsid="001909a0" style:font-size-asian="10pt" style:font-weight-asian="bold" style:font-size-complex="10pt" style:font-weight-complex="bold"/>
    </style:style>
    <style:style style:name="P2" style:family="paragraph" style:parent-style-name="Standard">
      <style:text-properties fo:font-size="10pt" fo:font-weight="bold" officeooo:paragraph-rsid="001b2047" style:font-size-asian="10pt" style:font-weight-asian="bold" style:font-size-complex="10pt" style:font-weight-complex="bold"/>
    </style:style>
    <style:style style:name="P3" style:family="paragraph" style:parent-style-name="Text_20_body">
      <style:text-properties fo:font-size="10pt" officeooo:paragraph-rsid="001909a0" style:font-size-asian="10pt" style:font-size-complex="10pt"/>
    </style:style>
    <style:style style:name="P4" style:family="paragraph" style:parent-style-name="Text_20_body">
      <style:text-properties fo:font-size="10pt" officeooo:paragraph-rsid="001aa79f" style:font-size-asian="10pt" style:font-size-complex="10pt"/>
    </style:style>
    <style:style style:name="P5" style:family="paragraph" style:parent-style-name="Text_20_body">
      <style:text-properties fo:font-size="10pt" officeooo:rsid="001aa79f" officeooo:paragraph-rsid="001aa79f" style:font-size-asian="10pt" style:font-size-complex="10pt"/>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fo:font-size="10pt" officeooo:paragraph-rsid="001c0629" style:font-size-asian="10pt" style:font-size-complex="10pt"/>
    </style:style>
    <style:style style:name="P8" style:family="paragraph" style:parent-style-name="Text_20_body">
      <style:text-properties fo:font-size="10pt" officeooo:paragraph-rsid="001c34ad" style:font-size-asian="10pt" style:font-size-complex="10pt"/>
    </style:style>
    <style:style style:name="P9" style:family="paragraph" style:parent-style-name="Text_20_body">
      <style:text-properties fo:font-size="10pt" officeooo:rsid="001c75aa" officeooo:paragraph-rsid="001c75aa" style:font-size-asian="10pt" style:font-size-complex="10pt"/>
    </style:style>
    <style:style style:name="P10" style:family="paragraph" style:parent-style-name="Text_20_body">
      <style:text-properties fo:font-size="10pt" fo:font-style="normal" officeooo:paragraph-rsid="001b2047" style:font-size-asian="10pt" style:font-style-asian="normal" style:font-size-complex="10pt" style:font-style-complex="normal"/>
    </style:style>
    <style:style style:name="P11" style:family="paragraph" style:parent-style-name="Text_20_body">
      <style:text-properties fo:font-size="10pt" fo:font-weight="bold" style:font-size-asian="10pt" style:font-weight-asian="bold" style:font-size-complex="10pt" style:font-weight-complex="bold"/>
    </style:style>
    <style:style style:name="P12" style:family="paragraph" style:parent-style-name="Text_20_body">
      <style:text-properties fo:font-size="10pt" fo:font-weight="bold" officeooo:rsid="001c0629" officeooo:paragraph-rsid="001c0629" style:font-size-asian="10pt" style:font-weight-asian="bold" style:font-size-complex="10pt" style:font-weight-complex="bold"/>
    </style:style>
    <style:style style:name="P13" style:family="paragraph" style:parent-style-name="Text_20_body">
      <style:text-properties fo:font-size="10pt" fo:font-weight="bold" officeooo:paragraph-rsid="001c0629" style:font-size-asian="10pt" style:font-weight-asian="bold" style:font-size-complex="10pt" style:font-weight-complex="bold"/>
    </style:style>
    <style:style style:name="P14" style:family="paragraph" style:parent-style-name="Text_20_body">
      <style:text-properties fo:font-size="10pt" fo:font-weight="bold" officeooo:paragraph-rsid="001c34ad" style:font-size-asian="10pt" style:font-weight-asian="bold" style:font-size-complex="10pt" style:font-weight-complex="bold"/>
    </style:style>
    <style:style style:name="P15" style:family="paragraph" style:parent-style-name="Text_20_body">
      <style:text-properties officeooo:paragraph-rsid="001c34ad"/>
    </style:style>
    <style:style style:name="T1" style:family="text">
      <style:text-properties officeooo:rsid="001aa79f"/>
    </style:style>
    <style:style style:name="T2" style:family="text">
      <style:text-properties fo:font-style="normal" style:font-style-asian="normal" style:font-style-complex="normal"/>
    </style:style>
    <style:style style:name="T3" style:family="text">
      <style:text-properties fo:font-style="normal" officeooo:rsid="001b2047" style:font-style-asian="normal" style:font-style-complex="normal"/>
    </style:style>
    <style:style style:name="T4" style:family="text">
      <style:text-properties officeooo:rsid="001b2047"/>
    </style:style>
    <style:style style:name="T5" style:family="text">
      <style:text-properties fo:font-weight="bold" style:font-weight-asian="bold" style:font-weight-complex="bold"/>
    </style:style>
    <style:style style:name="T6" style:family="text">
      <style:text-properties fo:font-weight="bold" officeooo:rsid="001aa79f" style:font-weight-asian="bold" style:font-weight-complex="bold"/>
    </style:style>
    <style:style style:name="T7" style:family="text">
      <style:text-properties fo:font-weight="bold" officeooo:rsid="001c34ad" style:font-weight-asian="bold" style:font-weight-complex="bold"/>
    </style:style>
    <style:style style:name="T8" style:family="text">
      <style:text-properties fo:font-size="10pt" style:font-size-asian="10pt" style:font-size-complex="10pt"/>
    </style:style>
    <style:style style:name="T9" style:family="text">
      <style:text-properties fo:font-size="10pt" officeooo:rsid="001c0629" style:font-size-asian="10pt" style:font-size-complex="10pt"/>
    </style:style>
    <style:style style:name="T10" style:family="text">
      <style:text-properties officeooo:rsid="001c0629"/>
    </style:style>
    <style:style style:name="T11" style:family="text">
      <style:text-properties officeooo:rsid="001c34ad"/>
    </style:style>
    <style:style style:name="T12" style:family="text">
      <style:text-properties officeooo:rsid="001d737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Introducción:</text:p>
      <text:p text:style-name="P3">Los deslizamientos de tierra son un desafío significativo en regiones montañosas, particularmente en Perú donde las construcciones vulnerables a menudo se encuentran en zonas de alto riesgo. A pesar de que la evaluación de deslizamientos es complicada debido a múltiples factores, las imágenes satelitales ofrecen una herramienta esencial para comprender y anticipar estos eventos. Este estudio tiene como objetivo desarrollar un marco para segmentar y detectar automáticamente deslizamientos utilizando imágenes satelitales Sentinel2 y Alos Palsar. A través de técnicas avanzadas de visión por computadora y aprendizaje profundo, se busca lograr una clasificación precisa de áreas afectadas en las altas selvas de Perú, segunda nación más afectada por deslizamientos en las Américas tras Colombia.</text:p>
      <text:p text:style-name="P3">La Observación de la Tierra (EO) ha evolucionado significativamente, permitiendo análisis globales de fenómenos complejos, en parte gracias a plataformas como Google Earth Engine (GEE) lanzado en 2015. GEE ha revolucionado la EO, ofreciendo acceso a vastos repositorios de datos y técnicas avanzadas de aprendizaje automático. Esta investigación se centra en el mapeo de deslizamientos en áreas vegetadas, con un objetivo dual: geográficamente, se busca identificar zonas vulnerables antes y después de un deslizamiento; mientras que en términos de visión por computadora, se desarrolla un modelo innovador basado en redes neuronales convolucionales para la segmentación semántica de imágenes satelitales, contribuyendo así a sistemas de vigilancia más efectivos.</text:p>
      <text:p text:style-name="P3">Los deslizamientos son movimientos de tierra y roca que representan serios riesgos geológicos. Es esencial monitorearlos y detectar áreas vulnerables para mitigar daños. La Base de Datos Global Unificada de Deslizamientos (UGLD) de Gomez (2023) documenta 37,946 deslizamientos y 185,753 fatalidades en 161 países entre 1903 y 2020. Particularmente, Perú es uno de los países más afectados, ocupando el tercer lugar en número de deslizamientos por 1000 km2. Datos adicionales del INDECI muestran que, entre 2003 y 2021, Perú registró 8,347 emergencias y 475 fatalidades relacionadas con deslizamientos y fenómenos asociados.</text:p>
      <text:p text:style-name="P4"><text:span text:style-name="T6">2. Data:</text:span></text:p>
      <text:p text:style-name="P5">En el ámbito de la investigación geoespacial, los deslizamientos de tierra representan un fenómeno de interés debido a su impacto socioambiental. La recopilación y análisis de datos satelitales se ha consolidado como una herramienta esencial para la identificación y monitoreo de estos eventos. En este contexto, se han desarrollado conjuntos de datos específicos con el propósito de mejorar la comprensión y predicción de los deslizamientos de tierra a nivel mundial. Dos conjuntos de datos, en particular, han surgido con un enfoque detallado en la captura y etiquetado de imágenes satelitales: "Landslide4Sense" (L4S) y una variante orientada hacia la realidad peruana denominada "L4S-PE". Ambos conjuntos ofrecen un amplio espectro de información georreferenciada, permitiendo una comparativa valiosa sobre las características y distribución de los deslizamientos en distintas regiones geográficas.</text:p>
      <text:p text:style-name="P2"><text:span text:style-name="T3">2.1 </text:span><text:span text:style-name="T2">Landslide4Sense (L4S):</text:span></text:p>
      <text:p text:style-name="P10">El conjunto de datos "Landslide4Sense" (L4S) consiste en imágenes de deslizamientos de tierra recolectadas de cuatro áreas distintas: Iburi-Tobu en Japón, Karnataka en India, Bagmati en Nepal y el condado de Taitung en Taiwán. Estas imágenes, que suman 3,799 parches, no están georreferenciadas y combinan 14 bandas, incluyendo todas las bandas espectrales del Sentinel-2 y datos de elevación del satélite ALOS PALSAR. Se tomó en cuenta la necesidad de armonizar la resolución espacial de ambos productos satelitales, ajustándolos a un tamaño de pixel estándar. Consecuentemente, todas las bandas fueron redimensionadas a una resolución de 10 metros por píxel. Cada imagen tiene un tamaño de 128x128 píxeles y están debidamente etiquetadas en dos clases: deslizamiento (1) y sin deslizamiento (0).</text:p>
      <text:p text:style-name="P11"><text:span text:style-name="T4">2.2 </text:span>Dataset propio (L4S-PE)</text:p>
      <text:p text:style-name="P6">El conjunto de datos "Landslide4Sense" (L4S) original, con un enfoque predominante en el contexto asiático, sirve de base para la expansión y adaptación a un entorno local: el bosque peruano. De esta adaptación surge el conjunto de datos L4S-PE, que conserva las mismas características del L4S, incluyendo las 12 bandas del producto Sentinel-2 y la banda de elevación del producto Alos Palsar. Para la creación de L4S-PE, se utilizó un pipeline basado en CloudSen12, que permite expandir un conjunto de datos global con características locales, iniciando con la identificación de deslizamientos de tierra en regiones específicas, descargando imágenes satelitales de estas áreas, aplicando etiquetado semi-automático y estandarizando las muestras para tareas de segmentación.</text:p>
      <text:p text:style-name="P11"><text:span text:style-name="T4">2.2.1 </text:span>Área de estudio</text:p>
      <text:p text:style-name="P6">El estudio se centra en tres regiones centrales del Perú: Junin, Pasco y Huánuco, ubicadas al este de los Andes, donde convergen las tierras altas y la selva. Estas áreas, con predominancia de terrenos boscosos, facilitan la interpretación <text:soft-page-break/>visual de imágenes de teledetección óptica. Aunque las zonas con más deslizamientos en Perú suelen estar entre las áreas costeras y la cordillera, estas regiones fueron seleccionadas debido a sus características geomorfológicas.</text:p>
      <text:p text:style-name="P11"><text:span text:style-name="T4">2.2.2 </text:span>Selección de fragmentos de imagen</text:p>
      <text:p text:style-name="P6">Para obtener datos brutos de L4S-PE, se seleccionaron 1,000 regiones de interés (ROIs) dispersas en el área de estudio, midiendo cada una 150 x 150 metros. Estas ROIs se identificaron a través de la inspección visual en la plataforma Google Earth y eventos anteriores a 2018. A pesar de las diferencias de resolución entre bandas, todas se armonizaron a una resolución espacial de 10 metros. Después de un control de calidad visual, el conjunto se redujo a 838 fragmentos, excluyendo aquellos con cobertura de nubes o ruido en los sensores, y áreas con características distintas a los deslizamientos.</text:p>
      <text:p text:style-name="P11"><text:span text:style-name="T4">2.2.3 </text:span>Proceso de etiquetado</text:p>
      <text:p text:style-name="P6">Para el etiquetado de las imágenes, se utilizó una versión modificada del software de aprendizaje activo "Intelligence foR Image Segmentation" (Iris). Este software facilita el etiquetado manual de cada imagen y permite analizar diversas combinaciones de bandas. Cada fragmento tiene dimensiones de 150x150 metros, proporcionando un contexto espacial para el área objetivo de 128x128 metros. Una vez finalizado el proceso de anotación, los resultados etiquetados se exportaron en formato HDF, preparándolos para su integración con técnicas de aprendizaje automático.</text:p>
      <text:p text:style-name="P11"><text:span text:style-name="T4">2.3 </text:span>Comparación entre L4S y L4S-PE:</text:p>
      <text:p text:style-name="P6">Se llevó a cabo un análisis comparativo entre los conjuntos L4S y L4S-PE. Después de una normalización min-max, se evaluó la distribución de píxeles para cada banda, observando comportamientos similares en la mayoría de las bandas espectrales, a excepción de algunas diferencias específicas, especialmente en la Banda 1 (Aerosol). Las estadísticas mostraron un desequilibrio en la distribución de las clases en ambos conjuntos, con L4S presentando un área de deslizamientos de 137.56 <text:span text:style-name="T1">km² </text:span>(2.21% deslizamientos, 97.79% sin deslizamientos) y L4S-PE con 24.71 km² (1.8% deslizamientos, 98.2% sin deslizamientos). A pesar de estas diferencias, los conjuntos tienen suficiente similitud para considerar su uso conjunto en modelado.</text:p>
      <text:p text:style-name="P12">3. Metodología</text:p>
      <text:p text:style-name="P7">Esta investigación se centra en comparar la eficacia de varios modelos de aprendizaje profundo para la segmentación semántica, principalmente basados en el marco Unet, con diferentes arquitecturas que sirven como codificadores. Se llevaron a cabo experimentos utilizando dos bases de datos: L4S y una combinación de L4S y L4S-PE. Se evaluaron dos combinaciones de bandas, una que incorpora todas las 14 bandas presentes y otra que se centra en las seis bandas con una resolución inicial de 10 metros. Las bases de datos se dividieron en subconjuntos de entrenamiento y validación. Se utilizaron diversas métricas para evaluar el rendimiento de los modelos.</text:p>
      <text:p text:style-name="P13"><text:span text:style-name="T10">3.1 </text:span>Funciones de pérdida para segmentación:</text:p>
      <text:p text:style-name="P7">- Entropía cruzada binaria (BCE): Mide la divergencia entre las distribuciones de probabilidad previstas y reales para cada píxel.</text:p>
      <text:p text:style-name="P7">- Entropía cruzada ponderada (WCE): Similar a BCE pero se introduce un peso para abordar el desequilibrio de clases entre píxeles de deslizamientos y no deslizamientos.</text:p>
      <text:p text:style-name="P7">- Pérdida de Dice: Mide el solapamiento entre las máscaras de segmentación previstas y de referencia.</text:p>
      <text:p text:style-name="P7">- Pérdida WCE-Dice: Combina la entropía cruzada ponderada y la pérdida de Dice para optimizar el rendimiento del modelo.</text:p>
      <text:p text:style-name="P13"><text:span text:style-name="T10">3.2 </text:span>Métricas de evaluación:</text:p>
      <text:p text:style-name="P7">- Precisión: Indica cuántas áreas de deslizamientos fueron detectadas correctamente.</text:p>
      <text:p text:style-name="P7">- Recall (Sensibilidad): Determina cuántos de los deslizamientos en la imagen fueron detectados.</text:p>
      <text:p text:style-name="P7">- F1-score: Proporciona un promedio aproximado de precisión y recall.</text:p>
      <text:p text:style-name="P7">- IoU (Índice de Jaccard): Mide la similitud y diversidad entre dos conjuntos.</text:p>
      <text:p text:style-name="P7"/>
      <text:p text:style-name="P8"><text:soft-page-break/><text:span text:style-name="T7">3.3 Configuración de experimentos</text:span></text:p>
      <text:p text:style-name="P8"><text:span text:style-name="T12">El en</text:span>torno computacional <text:span text:style-name="T12">empleado </text:span>usó Python 3.8.10 sobre Ubuntu 22.04LTS con una GPU NVIDIA RTX 3070 (16 GB RAM). Las herramientas de deep learning incluyen Pytorch y Pytorch Lightning, utilizando la plataforma de cálculo paralelo CUDA 12.1.</text:p>
      <text:p text:style-name="P8"><text:span text:style-name="T12">En cuanto a la </text:span>implementación, <text:span text:style-name="T12">l</text:span>as imágenes provienen de Google Earth Engine, en específico de satélites Sentinel-2 y Alos Palsar. Se analizaron imágenes de 128x128 píxeles con 14 bandas espectrales desde 2018 hasta 2022, sumando un total de 4637 parches. La identificación de deslizamientos se formuló como segmentación semántica. Se realizaron experimentos con el conjunto de datos L4S y su combinación con L4S-PE, utilizando diferentes conjuntos de bandas espectrales. El dataset se dividió en grupos experimentales con un 80% para entrenamiento y 20% para validación, garantizando reproducibilidad mediante una semilla aleatoria fija.</text:p>
      <text:p text:style-name="P14"><text:span text:style-name="T11">3.4 </text:span>Experimentos</text:p>
      <text:p text:style-name="P8">En la evaluación de modelos de segmentación de deslizamientos, se utilizaron las bases de datos L4S y L4S-PE, presentando imágenes de muestra que ilustran las proporciones de áreas de deslizamiento y no deslizamiento. Los experimentos se realizaron utilizando los frameworks PyTorch Lightning y Google Earth Engine (GEE). Se establecieron dos cargadores de datos: uno para formatos h5 y otro para datos Tfrecord de GEE. Dependiendo del experimento, se utilizaron todas las 14 bandas espectrales o solo aquellas con una resolución original de 10 metros. Cada imagen fue normalizada en un rango de 0 a 1. Los conjuntos de datos se dividieron en entrenamiento y validación con una proporción del 80/10%. La arquitectura U-net fue empleada en todos los experimentos, con Resnet34 y MobilenetV2 como bases. Se adoptó el optimizador Adam con una tasa de aprendizaje de \(10^{-3}\) y la función de pérdida WCE-Dice. La tasa de aprendizaje se ajustó cada 30 épocas y, debido al desequilibrio de datos, se otorgó un mayor peso a la clase de deslizamiento. Si no se observaban mejoras tras 10 épocas, se seleccionaba el modelo con la menor pérdida de validación. Entre los modelos de codificadores U-net empleados se encuentran Unet (Vanilla) con aproximadamente 23.4M de parámetros, Resnet34 con 24.4M, MobilenetV2 con 6.6M y Segformer con 16.4M.</text:p>
      <text:p text:style-name="P9"><text:span text:style-name="T5">3.5 Results</text:span><text:line-break/>En una investigación sobre segmentación semántica en imágenes satelitales de Sentinel2 y Alos Palsar, se evaluaron varios modelos de Deep Learning para identificar deslizamientos de tierra. En el conjunto de datos L4S, el modelo Unet (Vanilla) con 14 bandas obtuvo un F1-score de 0.755, superando a otros como Resnet34, MobilenetV2 y Segformer. En un conjunto combinado de L4S y L4S-PE, Unet (Vanilla) con 14 bandas alcanzó un F1-score de 0.719. Al comparar configuraciones de 6 y 14 bandas, se observó que agregar más bandas mejoró marginalmente los F1-scores. Además, a pesar de los altos valores en las métricas F1 y Precisión, las puntuaciones de IoU fueron más bajas, indicando áreas de mejora en la captura de superposición de clases.</text:p>
      <text:p text:style-name="P9">Otro hallazgo clave fue la efectividad de la función de pérdida combinada de Entropía Cruzada Ponderada (WCE) y Dice, especialmente útil para datos desequilibrados. Aunque estos modelos muestran robustez para regiones geográficas específicas, su aplicabilidad en otras regiones geográficas aún no se ha determinado. Las adaptaciones para diferentes condiciones geográficas y las variaciones temporales, como los cambios estacionales, son factores que podrían influir en la precisión del modelo. Las investigaciones futuras podrían explorar la integración de datos satelitales de series temporales, y emplear arquitecturas con capas neuronales recurrentes o unidades LSTM para abordar estas dinámicas tempora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8:18:35.341879180</meta:creation-date>
    <dc:date>2023-09-21T21:10:40.649031022</dc:date>
    <meta:editing-duration>PT4S</meta:editing-duration>
    <meta:editing-cycles>1</meta:editing-cycles>
    <meta:document-statistic meta:table-count="0" meta:image-count="0" meta:object-count="0" meta:page-count="3" meta:paragraph-count="37" meta:word-count="1859" meta:character-count="12531" meta:non-whitespace-character-count="10711"/>
    <meta:generator>LibreOffice/7.3.7.2$Linux_X86_64 LibreOffice_project/30$Build-2</meta:generator>
  </office:meta>
</office:document-meta>
</file>